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MT" svg:font-family="ArialMT"/>
    <style:font-face style:name="Calibri" svg:font-family="Calibri"/>
    <style:font-face style:name="CourierNewPSMT" svg:font-family="CourierNewPSMT"/>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rsid="001f80b6" officeooo:paragraph-rsid="00070d88"/>
    </style:style>
    <style:style style:name="P2" style:family="paragraph" style:parent-style-name="Standard">
      <style:text-properties fo:language="fr" fo:country="FR" officeooo:rsid="001f80b6" officeooo:paragraph-rsid="002e7726"/>
    </style:style>
    <style:style style:name="P3" style:family="paragraph" style:parent-style-name="Standard">
      <style:text-properties fo:language="fr" fo:country="FR" officeooo:rsid="001f80b6" officeooo:paragraph-rsid="00277a87"/>
    </style:style>
    <style:style style:name="P4" style:family="paragraph" style:parent-style-name="Standard">
      <style:text-properties fo:language="fr" fo:country="FR" officeooo:rsid="00277a87" officeooo:paragraph-rsid="00277a87"/>
    </style:style>
    <style:style style:name="P5" style:family="paragraph" style:parent-style-name="Standard">
      <style:text-properties fo:language="fr" fo:country="FR" officeooo:rsid="00277a87" officeooo:paragraph-rsid="003cc4d0"/>
    </style:style>
    <style:style style:name="P6" style:family="paragraph" style:parent-style-name="Standard">
      <style:text-properties fo:language="fr" fo:country="FR" officeooo:rsid="00277a87" officeooo:paragraph-rsid="003a7824"/>
    </style:style>
    <style:style style:name="P7" style:family="paragraph" style:parent-style-name="Standard">
      <style:text-properties fo:language="fr" fo:country="FR" style:text-underline-style="solid" style:text-underline-width="auto" style:text-underline-color="font-color" fo:font-weight="bold" officeooo:rsid="001cf894" officeooo:paragraph-rsid="002e7726" style:font-weight-asian="bold" style:font-weight-complex="bold"/>
    </style:style>
    <style:style style:name="P8" style:family="paragraph" style:parent-style-name="Standard">
      <style:text-properties fo:language="fr" fo:country="FR" officeooo:rsid="001cf894" officeooo:paragraph-rsid="002e7726"/>
    </style:style>
    <style:style style:name="P9" style:family="paragraph" style:parent-style-name="Standard">
      <style:text-properties fo:language="fr" fo:country="FR" officeooo:rsid="002f517a" officeooo:paragraph-rsid="002f517a"/>
    </style:style>
    <style:style style:name="P10" style:family="paragraph" style:parent-style-name="Standard">
      <style:paragraph-properties fo:text-align="center" style:justify-single-word="false"/>
      <style:text-properties fo:language="fr" fo:country="FR" officeooo:rsid="00070d88" officeooo:paragraph-rsid="00388fb2"/>
    </style:style>
    <style:style style:name="P11" style:family="paragraph" style:parent-style-name="Standard">
      <style:text-properties fo:language="fr" fo:country="FR" officeooo:rsid="003a7824" officeooo:paragraph-rsid="002f9ad3"/>
    </style:style>
    <style:style style:name="P12" style:family="paragraph" style:parent-style-name="Standard">
      <style:text-properties fo:language="fr" fo:country="FR" officeooo:rsid="003cc4d0" officeooo:paragraph-rsid="003cc4d0"/>
    </style:style>
    <style:style style:name="P13" style:family="paragraph" style:parent-style-name="Standard">
      <style:text-properties fo:language="fr" fo:country="FR" style:text-underline-style="none" officeooo:rsid="001f80b6" officeooo:paragraph-rsid="002acdc0"/>
    </style:style>
    <style:style style:name="P14" style:family="paragraph" style:parent-style-name="Standard">
      <style:text-properties style:font-name="Arial1" fo:font-size="12pt" officeooo:paragraph-rsid="0043235a" style:font-size-asian="12pt" style:font-size-complex="12pt"/>
    </style:style>
    <style:style style:name="P15" style:family="paragraph" style:parent-style-name="Standard">
      <style:text-properties style:font-name="Arial1" fo:font-size="12pt" fo:language="fr" fo:country="FR" officeooo:rsid="0043235a" officeooo:paragraph-rsid="0043235a" style:font-size-asian="12pt" style:font-size-complex="12pt"/>
    </style:style>
    <style:style style:name="P16" style:family="paragraph" style:parent-style-name="Text_20_body">
      <style:text-properties fo:language="fr" fo:country="FR" officeooo:rsid="003a7824" officeooo:paragraph-rsid="003f0b3b"/>
    </style:style>
    <style:style style:name="P17" style:family="paragraph" style:parent-style-name="Text_20_body">
      <style:text-properties fo:language="fr" fo:country="FR" officeooo:rsid="003a7824" officeooo:paragraph-rsid="00406fb5"/>
    </style:style>
    <style:style style:name="P18" style:family="paragraph" style:parent-style-name="Text_20_body">
      <style:text-properties officeooo:paragraph-rsid="00406fb5"/>
    </style:style>
    <style:style style:name="P19" style:family="paragraph" style:parent-style-name="Text_20_body">
      <style:text-properties style:font-name="Calibri" fo:font-size="12pt" fo:language="fr" fo:country="FR" officeooo:rsid="003a7824" officeooo:paragraph-rsid="002f9ad3"/>
    </style:style>
    <style:style style:name="P20" style:family="paragraph" style:parent-style-name="Text_20_body">
      <style:text-properties style:font-name="ArialMT" fo:font-size="12pt" fo:language="fr" fo:country="FR" officeooo:rsid="003a7824" officeooo:paragraph-rsid="00406fb5"/>
    </style:style>
    <style:style style:name="P21" style:family="paragraph" style:parent-style-name="Standard" style:list-style-name="L1">
      <style:text-properties fo:language="fr" fo:country="FR" style:text-underline-style="none" officeooo:rsid="00277a87" officeooo:paragraph-rsid="003cc4d0"/>
    </style:style>
    <style:style style:name="P22" style:family="paragraph" style:parent-style-name="Standard" style:list-style-name="L1">
      <style:text-properties fo:language="fr" fo:country="FR" style:text-underline-style="none" officeooo:rsid="0029d9c5" officeooo:paragraph-rsid="0029d9c5"/>
    </style:style>
    <style:style style:name="P23" style:family="paragraph" style:parent-style-name="Standard" style:list-style-name="L1">
      <style:text-properties fo:language="fr" fo:country="FR" style:text-underline-style="none" officeooo:rsid="002acdc0" officeooo:paragraph-rsid="002acdc0"/>
    </style:style>
    <style:style style:name="P24" style:family="paragraph" style:parent-style-name="Standard">
      <style:text-properties fo:language="fr" fo:country="FR" officeooo:rsid="003a7824" officeooo:paragraph-rsid="002f9ad3"/>
    </style:style>
    <style:style style:name="P25" style:family="paragraph" style:parent-style-name="Standard">
      <style:text-properties fo:language="fr" fo:country="FR" officeooo:rsid="004a41a7" officeooo:paragraph-rsid="004a41a7"/>
    </style:style>
    <style:style style:name="P26" style:family="paragraph" style:parent-style-name="Standard">
      <style:text-properties fo:language="fr" fo:country="FR" officeooo:rsid="002f517a" officeooo:paragraph-rsid="002f517a"/>
    </style:style>
    <style:style style:name="P27" style:family="paragraph" style:parent-style-name="Standard">
      <style:text-properties style:font-name="Arial1" fo:font-size="12pt" fo:language="fr" fo:country="FR" officeooo:rsid="0044b90a" officeooo:paragraph-rsid="0044b90a" style:font-size-asian="12pt" style:font-size-complex="12pt"/>
    </style:style>
    <style:style style:name="P28" style:family="paragraph" style:parent-style-name="Standard">
      <style:text-properties style:font-name="Arial1" fo:font-size="12pt" officeooo:paragraph-rsid="0044b90a"/>
    </style:style>
    <style:style style:name="P29" style:family="paragraph" style:parent-style-name="Text_20_body">
      <style:text-properties style:font-name="Calibri" fo:font-size="12pt" fo:language="fr" fo:country="FR" officeooo:rsid="0043235a" officeooo:paragraph-rsid="0043235a" style:font-size-asian="12pt" style:font-size-complex="12pt"/>
    </style:style>
    <style:style style:name="P30" style:family="paragraph" style:parent-style-name="Text_20_body">
      <style:text-properties style:font-name="Calibri" fo:font-size="12pt" fo:language="fr" fo:country="FR" officeooo:rsid="003a7824" officeooo:paragraph-rsid="002f9ad3" style:font-size-asian="12pt" style:font-size-complex="12pt"/>
    </style:style>
    <style:style style:name="P31" style:family="paragraph" style:parent-style-name="Text_20_body">
      <style:text-properties style:font-name="Calibri" fo:font-size="12pt" fo:language="fr" fo:country="FR" officeooo:rsid="0044b90a" officeooo:paragraph-rsid="0044b90a" style:font-size-asian="12pt" style:font-size-complex="12pt"/>
    </style:style>
    <style:style style:name="P32" style:family="paragraph" style:parent-style-name="Text_20_body">
      <style:text-properties style:font-name="Calibri" fo:font-size="12pt" fo:language="fr" fo:country="FR" officeooo:rsid="003a7824" officeooo:paragraph-rsid="002f9ad3"/>
    </style:style>
    <style:style style:name="P33" style:family="paragraph" style:parent-style-name="Text_20_body">
      <style:text-properties style:font-name="Calibri" fo:font-size="12pt" fo:language="fr" fo:country="FR" officeooo:rsid="00277a87" officeooo:paragraph-rsid="003a7824"/>
    </style:style>
    <style:style style:name="P34" style:family="paragraph" style:parent-style-name="Text_20_body">
      <style:text-properties style:font-name="Arial1" fo:font-size="12pt" fo:language="fr" fo:country="FR" officeooo:rsid="0044b90a" officeooo:paragraph-rsid="0044b90a" style:font-size-asian="12pt" style:font-size-complex="12pt"/>
    </style:style>
    <style:style style:name="P35" style:family="paragraph" style:parent-style-name="Text_20_body" style:list-style-name="L4"/>
    <style:style style:name="P36" style:family="paragraph" style:parent-style-name="Text_20_body">
      <style:text-properties fo:language="fr" fo:country="FR" officeooo:rsid="003a7824" officeooo:paragraph-rsid="002f9ad3"/>
    </style:style>
    <style:style style:name="P37" style:family="paragraph" style:parent-style-name="Text_20_body">
      <style:text-properties fo:language="fr" fo:country="FR" officeooo:rsid="004a41a7" officeooo:paragraph-rsid="004a41a7"/>
    </style:style>
    <style:style style:name="P38" style:family="paragraph" style:parent-style-name="Text_20_body" style:list-style-name="L6"/>
    <style:style style:name="T1" style:family="text">
      <style:text-properties officeooo:rsid="003b19e1"/>
    </style:style>
    <style:style style:name="T2" style:family="text">
      <style:text-properties fo:color="#3f3f3f"/>
    </style:style>
    <style:style style:name="T3" style:family="text">
      <style:text-properties fo:color="#3f3f3f" style:font-name="Calibri" fo:font-size="12pt"/>
    </style:style>
    <style:style style:name="T4" style:family="text">
      <style:text-properties fo:color="#3f3f3f" style:font-name="Calibri" fo:font-size="12pt" officeooo:rsid="003f0b3b"/>
    </style:style>
    <style:style style:name="T5" style:family="text">
      <style:text-properties fo:color="#3f3f3f" fo:font-weight="bold"/>
    </style:style>
    <style:style style:name="T6" style:family="text">
      <style:text-properties style:font-name="Calibri"/>
    </style:style>
    <style:style style:name="T7" style:family="text">
      <style:text-properties style:font-name="Calibri" fo:font-size="12pt"/>
    </style:style>
    <style:style style:name="T8" style:family="text">
      <style:text-properties style:font-name="Calibri" fo:font-size="12pt" officeooo:rsid="00406fb5"/>
    </style:style>
    <style:style style:name="T9" style:family="text">
      <style:text-properties style:font-name="Calibri" fo:font-size="12pt" fo:language="fr" fo:country="FR" officeooo:rsid="00406fb5"/>
    </style:style>
    <style:style style:name="T10" style:family="text">
      <style:text-properties style:font-name="Calibri" fo:font-size="12pt" fo:language="fr" fo:country="FR" officeooo:rsid="003a7824"/>
    </style:style>
    <style:style style:name="T11" style:family="text">
      <style:text-properties style:font-name="Calibri" fo:font-size="12pt" officeooo:rsid="00489036"/>
    </style:style>
    <style:style style:name="T12" style:family="text">
      <style:text-properties style:font-name="Calibri" fo:font-size="12pt" fo:font-weight="bold" style:font-weight-asian="bold" style:font-weight-complex="bold"/>
    </style:style>
    <style:style style:name="T13" style:family="text">
      <style:text-properties style:font-name="Calibri" officeooo:rsid="0044b90a"/>
    </style:style>
    <style:style style:name="T14" style:family="text">
      <style:text-properties officeooo:rsid="003f0b3b"/>
    </style:style>
    <style:style style:name="T15" style:family="text">
      <style:text-properties style:font-name="ArialMT" fo:font-size="12pt"/>
    </style:style>
    <style:style style:name="T16" style:family="text">
      <style:text-properties fo:language="fr" fo:country="FR" officeooo:rsid="0043235a"/>
    </style:style>
    <style:style style:name="T17" style:family="text">
      <style:text-properties fo:language="fr" fo:country="FR" officeooo:rsid="0044b90a" style:font-size-asian="12pt" style:font-size-complex="12pt"/>
    </style:style>
    <style:style style:name="T18" style:family="text">
      <style:text-properties style:font-name="CourierNewPSMT" fo:font-size="12pt"/>
    </style:style>
    <style:style style:name="T19" style:family="text">
      <style:text-properties officeooo:rsid="004a41a7"/>
    </style:style>
    <style:style style:name="T20" style:family="text">
      <style:text-properties officeooo:rsid="004aca0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apport de stage – <text:span text:style-name="T14">Quentin CHAPELA (COJITECH)</text:span></text:p>
      <text:p text:style-name="P1"/>
      <text:p text:style-name="P16"><text:span text:style-name="T3">M. SAGET, Directeur de la société COJITECH </text:span><text:span text:style-name="T4">(E</text:span><text:span text:style-name="T3">quipe, M.RENAUD et Mme. BORDES</text:span><text:span text:style-name="T4">)</text:span></text:p>
      <text:p text:style-name="P18"><text:span text:style-name="T9">S</text:span><text:span text:style-name="T10">ociété COJITECH, située aux 57 rue des Vignerons, à Couëron </text:span><text:span text:style-name="T9">(10</text:span><text:span text:style-name="T8"> personnes</text:span><text:span text:style-name="T9">)</text:span><text:span text:style-name="T10"> </text:span></text:p>
      <text:p text:style-name="P19">Le cœur de métier de l’entreprise COJITECH est la conception, l’intégration ainsi que la mise en œuvre de systèmes de sûreté destinés à la protection et à la surveillance de sites sensibles. </text:p>
      <text:p text:style-name="P14"><text:span text:style-name="T16">Page 9 : </text:span><text:span text:style-name="T5">Organigramme de l</text:span><text:span text:style-name="T2">’</text:span><text:span text:style-name="T5">entreprise COJITECH </text:span></text:p>
      <text:p text:style-name="P15"/>
      <text:p text:style-name="P29">ALCEA : conçoit et développe ses propres systèmes électroniques pour la sûreté et la supervision des bâtiments</text:p>
      <text:p text:style-name="P28"><text:span text:style-name="T17">Page 13 - Projet NGE (</text:span><text:span text:style-name="T6">Nantes-métropole Gestion Equipements</text:span><text:span text:style-name="T13">) </text:span><text:span text:style-name="T6"><text:s/></text:span></text:p>
      <text:p text:style-name="P27"/>
      <text:p text:style-name="P30">NGE souhaite remplacer son dispositif de vidéo protection par un système IP ouvert non propriétaire </text:p>
      <text:p text:style-name="P27">A DEVELOPPER</text:p>
      <text:p text:style-name="P27"/>
      <text:p text:style-name="P31">Les technologies sont : </text:p>
      <text:list xml:id="list1079458151" text:style-name="L4">
        <text:list-item>
          <text:p text:style-name="P35"><text:span text:style-name="T7">Ouvertes et non propriétaires (dans le cadre du projet, réutilisation des encodeurs Siqura déjà intégrés dans VisiMAX) </text:span></text:p>
        </text:list-item>
        <text:list-item>
          <text:p text:style-name="P35"><text:span text:style-name="T7">Adaptées pour l’optimisation et la sécurisation du réseau : </text:span></text:p>
          <text:p text:style-name="P35"><text:span text:style-name="T18">o </text:span><text:span text:style-name="T7">Technologie Zip Stream (Caméras AXIS) et GOV dynamique pour réduire la bande passante, </text:span></text:p>
          <text:p text:style-name="P35"><text:span text:style-name="T18">o </text:span><text:span text:style-name="T7">Module passerelle dynamique (VMS CASD) pour contrôler la bande passante et éviter les surcharges « réseau », </text:span></text:p>
          <text:p text:style-name="P35"><text:span text:style-name="T18">o </text:span><text:span text:style-name="T7">Gestion dynamique de la bande passante en cas de relecture. </text:span></text:p>
        </text:list-item>
      </text:list>
      <text:p text:style-name="P34"><text:span text:style-name="T6">L’application VisiMAX (CASD)</text:span></text:p>
      <text:p text:style-name="P27"/>
      <text:p text:style-name="P36"><text:span text:style-name="T7">Chaque site sera équipé d’un enregistreur de type NVR permettant le stockage de tous les flux vidéo enregistrés pendant 7 jours en continu, et d’un autre enregistreur prévu cette fois pour une capacité de 3 jours (délai de rétablissement maximum en cas de panne du serveur principal). </text:span></text:p>
      <text:p text:style-name="P11"/>
      <text:p text:style-name="P19">La principale différence entre ces deux protocoles réside sur le principe de diffusion en deux réseaux : </text:p>
      <text:list xml:id="list3883408706" text:style-name="L6">
        <text:list-item>
          <text:p text:style-name="P38"><text:span text:style-name="T7">Le protocole PIM-SM est de type « join protocol » : le flux multicast n’est pas routé entre les deux réseaux tant qu’il n’y a pas de demande d’abonnement à ce flux. </text:span></text:p>
        </text:list-item>
        <text:list-item>
          <text:p text:style-name="P38"><text:span text:style-name="T7">Le protocole PIM-DM est de type « Flood and Prune » : le flux multicast est diffusé par défaut entre les deux réseaux, jusqu'à ce que des messages indiquent qu'aucun client n'est intéressé par ce flux. Ainsi durant un certain temps, le flux multicast est diffusé sur les deux réseaux. </text:span></text:p>
        </text:list-item>
      </text:list>
      <text:p text:style-name="P11"/>
      <text:p text:style-name="P36"><text:span text:style-name="T11">T</text:span><text:span text:style-name="T7">echnologie </text:span><text:span text:style-name="T12">Zip Stream</text:span><text:span text:style-name="T7"> permettant ainsi de réduire d’une façon significative (environ 25%) les flux des caméras sans dégrader la qualité des images. </text:span></text:p>
      <text:p text:style-name="P11"><text:soft-page-break/></text:p>
      <text:p text:style-name="P11"/>
      <text:p text:style-name="P20">PTZ : Panoramic, Tilt and Zoom (en français: Panoramique, Inclinaison et zoom)</text:p>
      <text:p text:style-name="P17"><text:span text:style-name="T15">NGE: </text:span><text:span text:style-name="T7">Nantes-métropole Gestion Equipements </text:span></text:p>
      <text:p text:style-name="P11"/>
      <text:p text:style-name="P25">Remarques</text:p>
      <text:p text:style-name="P25"/>
      <text:p text:style-name="P37"><text:span text:style-name="T7">Cependant, le réseau opérateur de niveau 2 ne traite pas le multicast. Nous avons donc modifié légèrement l</text:span>’<text:span text:style-name="T7">architecture avec une passerelle dynamique au niveau du siège de NGE et pas sur les sites distants afin de pouvoir traverser le réseau opérateur avec un flux unicast, en attendant une autre solution. </text:span></text:p>
      <text:p text:style-name="P25"/>
      <text:p text:style-name="P11"/>
      <text:p text:style-name="P33"><text:span text:style-name="T20">J</text:span>ai réussi à configurer et faire communiquer deux antennes entre elles. </text:p>
      <text:p text:style-name="P6"/>
      <text:p text:style-name="P3"/>
      <text:p text:style-name="P4">Les principaux points du cahier des charges</text:p>
      <text:p text:style-name="P5"/>
      <text:list xml:id="list1863592561" text:style-name="L1">
        <text:list-item>
          <text:p text:style-name="P21">Critères de choix</text:p>
        </text:list-item>
        <text:list-item>
          <text:p text:style-name="P22">Procédures de tests</text:p>
        </text:list-item>
        <text:list-item>
          <text:p text:style-name="P23">Problèmes rencontrés</text:p>
        </text:list-item>
      </text:list>
      <text:p text:style-name="P13"/>
      <text:p text:style-name="P7">Remarques</text:p>
      <text:p text:style-name="P8"/>
      <text:p text:style-name="P12">Rapport intéressant</text:p>
      <text:p text:style-name="P2"/>
      <text:p text:style-name="P9">Rapport : 1<text:span text:style-name="T19">3-14</text:span> /20</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MT" svg:font-family="ArialMT"/>
    <style:font-face style:name="Calibri" svg:font-family="Calibri"/>
    <style:font-face style:name="CourierNewPSMT" svg:font-family="CourierNewPSMT"/>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master-page style:name="HTML" style:page-layout-name="Mpm3"/>
    <style:master-page style:name="Index" style:page-layout-name="Mpm4"/>
    <style:master-page style:name="Footnote" style:page-layout-name="Mpm5"/>
    <style:master-page style:name="Endnote" style:page-layout-name="Mpm5"/>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MERCIER</meta:initial-creator>
    <meta:creation-date>2015-08-20T15:42:23.819695453</meta:creation-date>
    <dc:date>2018-04-19T20:46:47.689764065</dc:date>
    <dc:creator>Philippe MERCIER</dc:creator>
    <meta:editing-duration>PT9H11S</meta:editing-duration>
    <meta:editing-cycles>66</meta:editing-cycles>
    <meta:generator>LibreOffice/5.4.5.1$MacOSX_X86_64 LibreOffice_project/79c9829dd5d8054ec39a82dc51cd9eff340dbee8</meta:generator>
    <meta:document-statistic meta:table-count="0" meta:image-count="0" meta:object-count="0" meta:page-count="2" meta:paragraph-count="33" meta:word-count="465" meta:character-count="2865" meta:non-whitespace-character-count="2422"/>
  </office:meta>
</office:document-meta>
</file>